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00000023F2EE23096D6D3C359.png" manifest:media-type="image/png"/>
  <manifest:file-entry manifest:full-path="Pictures/1000000100000696000003A5493CE6641F8E916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0.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9cm" svg:height="15.493cm" svg:x="0.065cm" svg:y="0cm">
          <draw:image xlink:href="Pictures/1000000100000696000003A5493CE6641F8E9167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1.2cm" svg:x="0.4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2cm" svg:x="10.375cm" svg:y="0.4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2cm" svg:x="18.4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2cm" svg:x="12.6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2cm" svg:x="0.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383cm" svg:height="0.962cm" svg:x="0.217cm" svg:y="0.638cm">
          <draw:text-box>
            <text:p><text:span text:style-name="T1">(A)</text:span></text:p>
          </draw:text-box>
        </draw:frame>
        <draw:frame draw:style-name="gr3" draw:text-style-name="P3" draw:layer="layout" svg:width="1.383cm" svg:height="0.962cm" svg:x="10.417cm" svg:y="0.638cm">
          <draw:text-box>
            <text:p><text:span text:style-name="T1">(B)</text:span></text:p>
          </draw:text-box>
        </draw:frame>
        <draw:frame draw:style-name="gr3" draw:text-style-name="P3" draw:layer="layout" svg:width="1.383cm" svg:height="0.962cm" svg:x="18.017cm" svg:y="0.8cm">
          <draw:text-box>
            <text:p><text:span text:style-name="T1">(C)</text:span></text:p>
          </draw:text-box>
        </draw:frame>
        <draw:frame draw:style-name="gr3" draw:text-style-name="P3" draw:layer="layout" svg:width="1.383cm" svg:height="0.962cm" svg:x="0.4cm" svg:y="9.038cm">
          <draw:text-box>
            <text:p><text:span text:style-name="T1">(D)</text:span></text:p>
          </draw:text-box>
        </draw:frame>
        <draw:frame draw:style-name="gr3" draw:text-style-name="P3" draw:layer="layout" svg:width="1.383cm" svg:height="0.962cm" svg:x="0.401cm" svg:y="9.038cm">
          <draw:text-box>
            <text:p><text:span text:style-name="T1">(D)</text:span></text:p>
          </draw:text-box>
        </draw:frame>
        <draw:frame draw:style-name="gr3" draw:text-style-name="P3" draw:layer="layout" svg:width="1.349cm" svg:height="0.962cm" svg:x="12.2cm" svg:y="9.6cm">
          <draw:text-box>
            <text:p><text:span text:style-name="T1">(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2.012cm" svg:height="15.213cm" svg:x="3.059cm" svg:y="0.292cm">
          <draw:image xlink:href="Pictures/10000001000003400000023F2EE23096D6D3C359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1.2cm" svg:x="3.4cm" svg:y="0.43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83cm" svg:height="0.962cm" svg:x="3.2cm" svg:y="0.438cm">
          <draw:text-box>
            <text:p><text:span text:style-name="T1">(A)</text:span></text:p>
          </draw:text-box>
        </draw:frame>
        <draw:custom-shape draw:style-name="gr2" draw:text-style-name="P2" draw:layer="layout" svg:width="1cm" svg:height="1.2cm" svg:x="23.5cm" svg:y="0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83cm" svg:height="0.962cm" svg:x="22.117cm" svg:y="0.638cm">
          <draw:text-box>
            <text:p><text:span text:style-name="T1">(B)</text:span></text:p>
          </draw:text-box>
        </draw:frame>
        <draw:custom-shape draw:style-name="gr2" draw:text-style-name="P2" draw:layer="layout" svg:width="1cm" svg:height="1.2cm" svg:x="3.8cm" svg:y="9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383cm" svg:height="0.962cm" svg:x="3.417cm" svg:y="8.238cm">
          <draw:text-box>
            <text:p><text:span text:style-name="T1">(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39:55.747551629</meta:creation-date>
    <dc:date>2023-11-07T16:25:21.041337039</dc:date>
    <meta:editing-duration>PT1H45M26S</meta:editing-duration>
    <meta:editing-cycles>1</meta:editing-cycles>
    <meta:document-statistic meta:object-count="44"/>
    <meta:generator>LibreOffice/7.6.2.1$Linux_X86_64 LibreOffice_project/60$Build-1</meta:generator>
  </office:meta>
</office:document-meta>
</file>